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23:30:58.599540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8:42:12.488510344</meta:creation-date>
    <dc:date>2019-06-18T23:37:34.251187645</dc:date>
    <meta:editing-duration>P2DT22H41M4S</meta:editing-duration>
    <meta:editing-cycles>9</meta:editing-cycles>
    <meta:generator>LibreOffice/5.1.6.2$Linux_X86_64 LibreOffice_project/10m0$Build-2</meta:generator>
    <meta:document-statistic meta:table-count="1" meta:cell-count="37" meta:object-count="0"/>
  </office:meta>
</office:document-meta>
</file>